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10bb" officeooo:paragraph-rsid="000610bb"/>
    </style:style>
    <style:style style:name="P2" style:family="paragraph" style:parent-style-name="Standard">
      <style:text-properties officeooo:rsid="0008e113" officeooo:paragraph-rsid="0008e1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9 14</text:p>
      <text:p text:style-name="P1">1 2 4</text:p>
      <text:p text:style-name="P1">1 8 8 </text:p>
      <text:p text:style-name="P1">2 8 12</text:p>
      <text:p text:style-name="P1">2 3 8</text:p>
      <text:p text:style-name="P1">8 9 6</text:p>
      <text:p text:style-name="P1">8 7 1</text:p>
      <text:p text:style-name="P1">3 9 3</text:p>
      <text:p text:style-name="P1">9 7 5 </text:p>
      <text:p text:style-name="P1">3 4 6</text:p>
      <text:p text:style-name="P1">3 6 4</text:p>
      <text:p text:style-name="P1">7 6 3</text:p>
      <text:p text:style-name="P1">4 6 13</text:p>
      <text:p text:style-name="P1">4 5 9</text:p>
      <text:p text:style-name="P2">5 6 1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9T18:45:31.126857166</meta:creation-date>
    <dc:date>2024-10-19T19:48:26.214846181</dc:date>
    <meta:editing-duration>PT17M37S</meta:editing-duration>
    <meta:editing-cycles>1</meta:editing-cycles>
    <meta:document-statistic meta:table-count="0" meta:image-count="0" meta:object-count="0" meta:page-count="1" meta:paragraph-count="15" meta:word-count="44" meta:character-count="79" meta:non-whitespace-character-count="48"/>
    <meta:generator>LibreOffice/24.2.6.2$Linux_X86_64 LibreOffice_project/420$Build-2</meta:generator>
  </office:meta>
</office:document-meta>
</file>